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40.51pt"/>
    </style:style>
    <style:style style:name="co3" style:family="table-column">
      <style:table-column-properties fo:break-before="auto" style:column-width="400.05pt"/>
    </style:style>
    <style:style style:name="co4" style:family="table-column">
      <style:table-column-properties fo:break-before="auto" style:column-width="49.24pt"/>
    </style:style>
    <style:style style:name="co5" style:family="table-column">
      <style:table-column-properties fo:break-before="auto" style:column-width="48.39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Progetto_20_4">
      <style:table-properties table:display="true" style:writing-mode="lr-tb"/>
    </style:style>
    <style:style style:name="ta2" style:family="table" style:master-page-name="PageStyle_5f_Archived_20_Progetto_20_4">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ffe5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cc4125"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ea99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ead1d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9cb9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getto 4"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2" table:default-cell-style-name="Default"/>
        <table:table-column table:style-name="co1" table:number-columns-repeated="998" table:default-cell-style-name="Default"/>
        <table:table-row table:style-name="ro1">
          <table:table-cell table:style-name="ce1" office:value-type="string" calcext:value-type="string">
            <text:p>List</text:p>
          </table:table-cell>
          <table:table-cell table:style-name="ce1" office:value-type="string" calcext:value-type="string">
            <text:p>Labels</text:p>
          </table:table-cell>
          <table:table-cell table:style-name="ce9" office:value-type="string" calcext:value-type="string">
            <text:p>Title</text:p>
          </table:table-cell>
          <table:table-cell table:style-name="ce1" office:value-type="string" calcext:value-type="string">
            <text:p>Points</text:p>
          </table:table-cell>
          <table:table-cell table:number-columns-repeated="1020"/>
        </table:table-row>
        <table:table-row table:style-name="ro1">
          <table:table-cell table:style-name="ce2" office:value-type="string" calcext:value-type="string">
            <text:p>Backlog</text:p>
          </table:table-cell>
          <table:table-cell table:style-name="ce3" office:value-type="string" calcext:value-type="string">
            <text:p>Epica</text:p>
          </table:table-cell>
          <table:table-cell table:style-name="ce10" office:value-type="string" calcext:value-type="string">
            <text:p>Suggerimenti sul sistema</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utente, voglio poter comunicare suggerimenti e feedback, in modo da migliorare il sistema.</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sviluppatori, vogliamo realizzare una pagina web da integrare nel sistema che possa consentire agli utenti di scrivere un messaggio a un indirizzo di posta elettronica appositamente creato, in modo da poter ricevere suggerimenti.</text:p>
          </table:table-cell>
          <table:table-cell table:style-name="ce2" office:value-type="float" office:value="3" calcext:value-type="float">
            <text:p>3</text:p>
          </table:table-cell>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DPO, voglio rendere disponibile un'informativa sulla privacy, in modo da gestire i dati personali inseriti dagli utenti che inviano un messaggio.</text:p>
          </table:table-cell>
          <table:table-cell table:style-name="ce2" office:value-type="float" office:value="2" calcext:value-type="float">
            <text:p>2</text:p>
          </table:table-cell>
          <table:table-cell table:number-columns-repeated="1020"/>
        </table:table-row>
        <table:table-row table:style-name="ro1">
          <table:table-cell table:style-name="ce2" office:value-type="string" calcext:value-type="string">
            <text:p>Backlog</text:p>
          </table:table-cell>
          <table:table-cell table:style-name="ce3" office:value-type="string" calcext:value-type="string">
            <text:p>Epica</text:p>
          </table:table-cell>
          <table:table-cell table:style-name="ce10" office:value-type="string" calcext:value-type="string">
            <text:p>Numeri relativi ai contenuti di sistema</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utente, voglio poter controllare il numero totale di ontologie, vocabolari ed enti che contribuiscono presenti nel sistema, in modo da comprendere meglio la quantità di contenuti presenti per ogni categoria.</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sviluppatori, vogliamo fornire dei resoconti numerici sui contenuti di sistema nella home page del sito, in modo da rendere più chiara la quantità di informazioni a cui l'utente può accedere.</text:p>
          </table:table-cell>
          <table:table-cell table:style-name="ce2" office:value-type="float" office:value="2" calcext:value-type="float">
            <text:p>2</text:p>
          </table:table-cell>
          <table:table-cell table:number-columns-repeated="1020"/>
        </table:table-row>
        <table:table-row table:style-name="ro1">
          <table:table-cell table:style-name="ce2" office:value-type="string" calcext:value-type="string">
            <text:p>Backlog</text:p>
          </table:table-cell>
          <table:table-cell table:style-name="ce3" office:value-type="string" calcext:value-type="string">
            <text:p>Epica</text:p>
          </table:table-cell>
          <table:table-cell table:style-name="ce10" office:value-type="string" calcext:value-type="string">
            <text:p>Pagina web sulla formazione</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utente, voglio poter accedere ad una sezione del sito dedicata ai contenuti di formazione.</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sviluppatori, vogliamo fornire una pagina web contenente infografiche e video di formazione inerenti alla semantica dei dati, in modo da facilitare l'accesso a questo tipo di contenuti.</text:p>
          </table:table-cell>
          <table:table-cell table:style-name="ce2" office:value-type="float" office:value="3" calcext:value-type="float">
            <text:p>3</text:p>
          </table:table-cell>
          <table:table-cell table:number-columns-repeated="1020"/>
        </table:table-row>
        <table:table-row table:style-name="ro1">
          <table:table-cell table:style-name="ce2" office:value-type="string" calcext:value-type="string">
            <text:p>Backlog</text:p>
          </table:table-cell>
          <table:table-cell table:style-name="ce3" office:value-type="string" calcext:value-type="string">
            <text:p>Epica</text:p>
          </table:table-cell>
          <table:table-cell table:style-name="ce10" office:value-type="string" calcext:value-type="string">
            <text:p>Funzionalità di ricerca più articolata</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utente, voglio poter cercare direttamente i singoli contenuti delle macro risorse, in modo da trovare informazioni più specifiche.</text:p>
          </table:table-cell>
          <table:table-cell table:style-name="ce2"/>
          <table:table-cell table:number-columns-repeated="1020"/>
        </table:table-row>
        <table:table-row table:style-name="ro1">
          <table:table-cell table:style-name="ce2" office:value-type="string" calcext:value-type="string">
            <text:p>Backlog</text:p>
          </table:table-cell>
          <table:table-cell table:style-name="ce4" office:value-type="string" calcext:value-type="string">
            <text:p>User story</text:p>
          </table:table-cell>
          <table:table-cell table:style-name="ce10" office:value-type="string" calcext:value-type="string">
            <text:p>Come sviluppatori, vogliamo fornire un filtro di ricerca più complesso, direttamente applicabile sui singoli contenuti delle macro ricorse, in modo da semplificare la navigazione degli utenti.</text:p>
          </table:table-cell>
          <table:table-cell table:style-name="ce2" office:value-type="float" office:value="5" calcext:value-type="float">
            <text:p>5</text:p>
          </table:table-cell>
          <table:table-cell table:number-columns-repeated="1020"/>
        </table:table-row>
        <table:table-row table:style-name="ro1">
          <table:table-cell table:style-name="ce2" office:value-type="string" calcext:value-type="string">
            <text:p>Casi d'uso 1</text:p>
          </table:table-cell>
          <table:table-cell table:style-name="ce5" office:value-type="string" calcext:value-type="string">
            <text:p>Caso d'uso</text:p>
          </table:table-cell>
          <table:table-cell table:style-name="ce10" office:value-type="string" calcext:value-type="string">
            <text:p>Suggerimenti per migliorare il sistema</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6" office:value-type="string" calcext:value-type="string">
            <text:p>Attori</text:p>
          </table:table-cell>
          <table:table-cell table:style-name="ce10" office:value-type="string" calcext:value-type="string">
            <text:p>Utente</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6" office:value-type="string" calcext:value-type="string">
            <text:p>Attori</text:p>
          </table:table-cell>
          <table:table-cell table:style-name="ce10" office:value-type="string" calcext:value-type="string">
            <text:p>Amministratori del sistema</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7" office:value-type="string" calcext:value-type="string">
            <text:p>Flusso degli eventi</text:p>
          </table:table-cell>
          <table:table-cell table:style-name="ce10" office:value-type="string" calcext:value-type="string">
            <text:p>1) L'utente accede al sito schema.gov.it</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7" office:value-type="string" calcext:value-type="string">
            <text:p>Flusso degli eventi</text:p>
          </table:table-cell>
          <table:table-cell table:style-name="ce10" office:value-type="string" calcext:value-type="string">
            <text:p>2) Nella pagina web dedicata ai suggerimenti, l'utente compila il modulo con le seguenti informazioni: nome, cognome, indirizzo email, messaggio di suggerimento</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8" office:value-type="string" calcext:value-type="string">
            <text:p>Scenari alternativi</text:p>
          </table:table-cell>
          <table:table-cell table:style-name="ce10" office:value-type="string" calcext:value-type="string">
            <text:p>2A) Se l'utente non fornisce i dati richiesti nel modulo di segnalazione, il sistema visualizza un messaggio di errore e richiede all'utente di completare i campi obbligatori</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7" office:value-type="string" calcext:value-type="string">
            <text:p>Flusso degli eventi</text:p>
          </table:table-cell>
          <table:table-cell table:style-name="ce10" office:value-type="string" calcext:value-type="string">
            <text:p>3) L'utente conferma l'invio del modulo</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7" office:value-type="string" calcext:value-type="string">
            <text:p>Flusso degli eventi</text:p>
          </table:table-cell>
          <table:table-cell table:style-name="ce10" office:value-type="string" calcext:value-type="string">
            <text:p>4) Il sistema invia automaticamente il messaggio di suggerimento all'indirizzo di posta elettronica specificato dagli amministratori del sistema</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8" office:value-type="string" calcext:value-type="string">
            <text:p>Scenari alternativi</text:p>
          </table:table-cell>
          <table:table-cell table:style-name="ce10" office:value-type="string" calcext:value-type="string">
            <text:p>4A) Se il sistema incontra problemi nell'invio del messaggio di segnalazione o suggerimento, viene visualizzato un messaggio di errore e l'utente viene invitato a riprovare successivamente.</text:p>
          </table:table-cell>
          <table:table-cell table:style-name="ce12"/>
          <table:table-cell table:number-columns-repeated="1020"/>
        </table:table-row>
        <table:table-row table:style-name="ro1">
          <table:table-cell table:style-name="ce2" office:value-type="string" calcext:value-type="string">
            <text:p>Casi d'uso 1</text:p>
          </table:table-cell>
          <table:table-cell table:style-name="ce7" office:value-type="string" calcext:value-type="string">
            <text:p>Flusso degli eventi</text:p>
          </table:table-cell>
          <table:table-cell table:style-name="ce10" office:value-type="string" calcext:value-type="string">
            <text:p>5) Gli amministratori del sistema ricevono il suggerimento e lo valutano per avviare eventualmente azioni di miglioramento</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5" office:value-type="string" calcext:value-type="string">
            <text:p>Caso d'uso</text:p>
          </table:table-cell>
          <table:table-cell table:style-name="ce10" office:value-type="string" calcext:value-type="string">
            <text:p>Ricerca di singoli contenuti all'interno del Catalogo</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6" office:value-type="string" calcext:value-type="string">
            <text:p>Attori</text:p>
          </table:table-cell>
          <table:table-cell table:style-name="ce10" office:value-type="string" calcext:value-type="string">
            <text:p>Utente</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8" office:value-type="string" calcext:value-type="string">
            <text:p>Flusso degli eventi</text:p>
          </table:table-cell>
          <table:table-cell table:style-name="ce10" office:value-type="string" calcext:value-type="string">
            <text:p>1) L'utente accede al sito schema.gov.it</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7" office:value-type="string" calcext:value-type="string">
            <text:p>Flusso degli eventi</text:p>
          </table:table-cell>
          <table:table-cell table:style-name="ce10" office:value-type="string" calcext:value-type="string">
            <text:p>2) Nella barra di ricerca del sito, l'utente inserisce il termine di ricerca desiderato</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7" office:value-type="string" calcext:value-type="string">
            <text:p>Flusso degli eventi</text:p>
          </table:table-cell>
          <table:table-cell table:style-name="ce10" office:value-type="string" calcext:value-type="string">
            <text:p>3) Il sistema elabora la richiesta di ricerca e restituisce i risultati corrispondenti, compresi gli elementi singoli all'interno delle macro risorse</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8" office:value-type="string" calcext:value-type="string">
            <text:p>Scenari alternativi</text:p>
          </table:table-cell>
          <table:table-cell table:style-name="ce10" office:value-type="string" calcext:value-type="string">
            <text:p>3A) Se il termine di ricerca inserito dall'utente non corrisponde a nessun contenuto nel Catalogo, il sistema restituisce un messaggio indicando che non sono stati trovati risultati corrispondenti alla ricerca effettuata.</text:p>
          </table:table-cell>
          <table:table-cell table:style-name="ce12"/>
          <table:table-cell table:number-columns-repeated="1020"/>
        </table:table-row>
        <table:table-row table:style-name="ro1">
          <table:table-cell table:style-name="ce2" office:value-type="string" calcext:value-type="string">
            <text:p>Caso d'uso 2</text:p>
          </table:table-cell>
          <table:table-cell table:style-name="ce7" office:value-type="string" calcext:value-type="string">
            <text:p>Flusso degli eventi</text:p>
          </table:table-cell>
          <table:table-cell table:style-name="ce10" office:value-type="string" calcext:value-type="string">
            <text:p>4) L'utente visualizza i risultati della ricerca, che possono includere le ontologie e/o i vocabolari controllati in cui il concetto cercato è stato definito</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5" office:value-type="string" calcext:value-type="string">
            <text:p>Caso d'uso</text:p>
          </table:table-cell>
          <table:table-cell table:style-name="ce10" office:value-type="string" calcext:value-type="string">
            <text:p>Numeri relativi ai contenuti di sistema</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6" office:value-type="string" calcext:value-type="string">
            <text:p>Attori</text:p>
          </table:table-cell>
          <table:table-cell table:style-name="ce10" office:value-type="string" calcext:value-type="string">
            <text:p>Utente</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6" office:value-type="string" calcext:value-type="string">
            <text:p>Attori</text:p>
          </table:table-cell>
          <table:table-cell table:style-name="ce10" office:value-type="string" calcext:value-type="string">
            <text:p>Amministratori del sistema</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7" office:value-type="string" calcext:value-type="string">
            <text:p>Flusso degli eventi</text:p>
          </table:table-cell>
          <table:table-cell table:style-name="ce10" office:value-type="string" calcext:value-type="string">
            <text:p>1) L'utente accede alla homepage del sito schema.gov.it</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7" office:value-type="string" calcext:value-type="string">
            <text:p>Flusso degli eventi</text:p>
          </table:table-cell>
          <table:table-cell table:style-name="ce10" office:value-type="string" calcext:value-type="string">
            <text:p>2) Sulla homepage, vengono visualizzati i seguenti numeri relativi ai contenuti presenti nel Catalogo: numero totale di ontologie, numero totale di vocabolari controllati, numero totale di enti che contribuiscono</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8" office:value-type="string" calcext:value-type="string">
            <text:p>Scenari alternativi</text:p>
          </table:table-cell>
          <table:table-cell table:style-name="ce10" office:value-type="string" calcext:value-type="string">
            <text:p>2A) Se i numeri relativi ai contenuti non sono disponibili o non possono essere calcolati, viene visualizzato un messaggio indicando che i dati non sono al momento disponibili.</text:p>
          </table:table-cell>
          <table:table-cell table:style-name="ce12"/>
          <table:table-cell table:number-columns-repeated="1020"/>
        </table:table-row>
        <table:table-row table:style-name="ro1">
          <table:table-cell table:style-name="ce2" office:value-type="string" calcext:value-type="string">
            <text:p>Caso d'uso 3</text:p>
          </table:table-cell>
          <table:table-cell table:style-name="ce7" office:value-type="string" calcext:value-type="string">
            <text:p>Flusso degli eventi</text:p>
          </table:table-cell>
          <table:table-cell table:style-name="ce10" office:value-type="string" calcext:value-type="string">
            <text:p>3) L'utente visualizza i numeri relativi ai contenuti di suo interesse</text:p>
          </table:table-cell>
          <table:table-cell table:style-name="ce12"/>
          <table:table-cell table:number-columns-repeated="1020"/>
        </table:table-row>
        <table:table-row table:style-name="ro1" table:number-rows-repeated="962">
          <table:table-cell table:number-columns-repeated="2"/>
          <table:table-cell table:style-name="ce11"/>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Archived Progetto 4" table:style-name="ta2">
        <table:table-column table:style-name="co5" table:number-columns-repeated="26" table:default-cell-style-name="Default"/>
        <table:table-column table:style-name="co1" table:number-columns-repeated="998" table:default-cell-style-name="Default"/>
        <table:table-row table:style-name="ro1">
          <table:table-cell table:style-name="ce13" office:value-type="string" calcext:value-type="string">
            <text:p>List</text:p>
          </table:table-cell>
          <table:table-cell table:style-name="ce13" office:value-type="string" calcext:value-type="string">
            <text:p>Title</text:p>
          </table:table-cell>
          <table:table-cell table:style-name="ce13" office:value-type="string" calcext:value-type="string">
            <text:p>Description</text:p>
          </table:table-cell>
          <table:table-cell table:style-name="ce13" office:value-type="string" calcext:value-type="string">
            <text:p>Points</text:p>
          </table:table-cell>
          <table:table-cell table:style-name="ce13" office:value-type="string" calcext:value-type="string">
            <text:p>Due</text:p>
          </table:table-cell>
          <table:table-cell table:style-name="ce13" office:value-type="string" calcext:value-type="string">
            <text:p>Members</text:p>
          </table:table-cell>
          <table:table-cell table:style-name="ce13" office:value-type="string" calcext:value-type="string">
            <text:p>Labels</text:p>
          </table:table-cell>
          <table:table-cell table:style-name="ce13" office:value-type="string" calcext:value-type="string">
            <text:p>Card #</text:p>
          </table:table-cell>
          <table:table-cell table:style-name="ce13" office:value-type="string" calcext:value-type="string">
            <text:p>Card URL</text:p>
          </table:table-cell>
          <table:table-cell table:number-columns-repeated="1015"/>
        </table:table-row>
        <table:table-row table:style-name="ro1">
          <table:table-cell table:style-name="ce13" office:value-type="string" calcext:value-type="string">
            <text:p>[archived] How to use this Board</text:p>
          </table:table-cell>
          <table:table-cell table:style-name="ce13" office:value-type="string" calcext:value-type="string">
            <text:p>WELCOME - Start here</text:p>
          </table:table-cell>
          <table:table-cell table:style-name="ce13" office:value-type="string" calcext:value-type="string">
            <text:p>Hey! Thanks for trying out the Scrum Board by [Corrello](https://getcorrello.com/?utm_source=trello&amp;utm_medium=template&amp;utm_campaign=scrum_board)</text:p>
            <text:p/>
            <text:p>We've built this Board based on what we've seen successful Scrum teams do over the years. </text:p>
            <text:p/>
            <text:p>One of the first things to get set up is your Sprints, so do check out https://trello.com/c/w15oRdgG/14-managing-your-sprints to see how we recommend you manage that. </text:p>
            <text:p/>
            <text:p>One of the great parts of Trello is the Power-Ups! We've added a few to this Board which we think are worth checking out. Take a look at https://trello.com/c/vaGVfrdg/2-meet-the-power-ups to get a quick intro to those.</text:p>
            <text:p/>
            <text:p>If you've any questions about this Template, Corrello or Scrum processes feel free to drop us a line at [support@getcorrello.com](support@getcorrello.com) 😊</text:p>
          </table:table-cell>
          <table:table-cell table:number-columns-repeated="4"/>
          <table:table-cell table:style-name="ce13" office:value-type="float" office:value="1" calcext:value-type="float">
            <text:p>1</text:p>
          </table:table-cell>
          <table:table-cell table:style-name="ce13" office:value-type="string" calcext:value-type="string">
            <text:p>https://trello.com/c/XRsqisv9</text:p>
          </table:table-cell>
          <table:table-cell table:number-columns-repeated="1015"/>
        </table:table-row>
        <table:table-row table:style-name="ro1">
          <table:table-cell table:style-name="ce13" office:value-type="string" calcext:value-type="string">
            <text:p>[archived] How to use this Board</text:p>
          </table:table-cell>
          <table:table-cell table:style-name="ce13" office:value-type="string" calcext:value-type="string">
            <text:p>Managing your Sprints</text:p>
          </table:table-cell>
          <table:table-cell table:style-name="ce13" office:value-type="string" calcext:value-type="string">
            <text:p>Your Sprints are the beating heart of your Scrum Process. They regulate the whole rhythm of your development process.</text:p>
            <text:p/>
            <text:p>## Your Current Sprint Backlog</text:p>
            <text:p>![Sprint Backlog](https://app.getcorrello.com/public/images/imagesfortemplates/current-sprint.png)</text:p>
            <text:p/>
            <text:p>The **Sprint Backlog** holds all the Cards for the current Sprint. Cards should not be added to this List once the Sprint has started, except in extreme circumstances and after discussion with the team. </text:p>
            <text:p/>
            <text:p>At the top we have the **Sprint Goal** which you can fill in during Sprint Planning. Having a Sprint Goal set helps keep everyone focussed on what the team is trying to achieve each Sprint. This way, when new work comes up it is easier to decide if it fits with the Sprint Goal and can be handled now, or should be put off until later.</text:p>
            <text:p/>
            <text:p>## The Next Sprint</text:p>
            <text:p>![Next Sprint](https://app.getcorrello.com/public/images/imagesfortemplates/next-sprint.png)</text:p>
            <text:p/>
            <text:p>The **Next Sprint** List is the place to start logging the Cards you think will be in the next Sprint. When you have your Sprint Planning meeting the team can look at these Cards first when pulling Cards into the Sprint Backlog. Note, the team should take responsibility for deciding which Cards come into each Sprint.</text:p>
            <text:p/>
            <text:p>&gt; **Aside: Why does the Team control the contents of the Sprint?** You might wonder why the team controls what is added to the Sprint Backlog each Sprint, and why they can control what is then added during the Sprint. The idea is that by giving the team control over this, they can take ownership of whether the work for each Sprint was completed. As they get used to committing to work, and completing it all they will not want to miss completing future Sprints. When Sprint contents are decided externally it is very easy to explain away missing the Sprint Goal as the result of those external changes.</text:p>
            <text:p/>
            <text:p>## Future Sprints</text:p>
            <text:p>![Backlog](https://app.getcorrello.com/public/images/imagesfortemplates/backlog.png)</text:p>
            <text:p/>
            <text:p>All work not in the Current Sprint or planned for the Next Sprint is in the **Backlog** List. This should be in priority order, so the next Card to be worked on is ideally the first in the List.</text:p>
            <text:p/>
            <text:p>## How long should a Sprint be?</text:p>
            <text:p/>
            <text:p>Recommendations for Sprint lengths have changed over time and in truth you need to find what works for your team. There are just 3 rules I would ask you to follow</text:p>
            <text:p/>
            <text:p>### 1. All Sprints should be the same length </text:p>
            <text:p/>
            <text:p>Every Sprint should be the same length. This gives the team a chance to get a feeling for how much work they can get done in a Sprint. It also lets them get into a consistent rhythm of starting and completing Sprints. </text:p>
            <text:p/>
            <text:p>If you find you think you need a longer Sprint to complete some piece of work you will need to find a way to divide that work into smaller chunks. By doing so you also make it easier to spot issues with the work earlier. Rather than waiting for one single large piece of work to be completed you will know if some smaller individual step has been missed ahead of the whole piece of work being missed.</text:p>
            <text:p/>
            <text:p>### 2. Start/end on the same day every time</text:p>
            <text:p/>
            <text:p>Much like the above, there should be no need to end a sprint, wait some unknown number of days then start the next one. As one Sprint ends another can start (either that day or the next). Again, this lets people get into a consistent rhythm with their work. Ie Mondays are always Sprint start day, Fridays Sprint end day. Maybe the team has a celebration on Fridays to mark the end of each Sprint. </text:p>
            <text:p/>
            <text:p>### 3. Stick between 1-4 weeks for your Sprints</text:p>
            <text:p/>
            <text:p>Typically teams will run Sprints of between 1 and 4 weeks, with most teams tending towards 1-2 weeks. As a general rule I would say to push yourself towards the 1-2 week end of the spectrum. You can always modify the sprints in future if you need to change from a 2 to a 3 week Sprint.</text:p>
            <text:p/>
            <text:p>With a 1-2 week Sprint your team can probably remember quite well what they did during the Sprint. It is also a lot easier to predict how much work might get done in a Sprint when it is a shorter length. And, as mentioned above, shorter Sprints give you more chances to monitor progress and change direction.</text:p>
          </table:table-cell>
          <table:table-cell table:number-columns-repeated="4"/>
          <table:table-cell table:style-name="ce13" office:value-type="float" office:value="12" calcext:value-type="float">
            <text:p>12</text:p>
          </table:table-cell>
          <table:table-cell table:style-name="ce13" office:value-type="string" calcext:value-type="string">
            <text:p>https://trello.com/c/vjzM73j6</text:p>
          </table:table-cell>
          <table:table-cell table:number-columns-repeated="1015"/>
        </table:table-row>
        <table:table-row table:style-name="ro1">
          <table:table-cell table:style-name="ce13" office:value-type="string" calcext:value-type="string">
            <text:p>[archived] How to use this Board</text:p>
          </table:table-cell>
          <table:table-cell table:style-name="ce13" office:value-type="string" calcext:value-type="string">
            <text:p>Customise your Board</text:p>
          </table:table-cell>
          <table:table-cell table:style-name="ce13" office:value-type="string" calcext:value-type="string">
            <text:p>We will look below at the **Lists**, **Labels** and the **Template Card** on this Board. If you aren't sure what is best for your team, stick with something close to what we have initially then change it as you learn what works best for you 😊</text:p>
            <text:p/>
            <text:p># Lists</text:p>
            <text:p/>
            <text:p>See https://trello.com/c/w15oRdgG/14-managing-your-sprints for details on the Backlog Lists.</text:p>
            <text:p/>
            <text:p>## 'Doing' Lists</text:p>
            <text:p/>
            <text:p>![Scrum: Dev, Code Review, Test Lists](https://app.getcorrello.com/public/images/imagesfortemplates/scrum_doing_lists.png)</text:p>
            <text:p/>
            <text:p>The process this Board assumes you will follow once a Card is started is this </text:p>
            <text:p/>
            <text:p>- Dev</text:p>
            <text:p>- Code Review</text:p>
            <text:p>- Test</text:p>
            <text:p/>
            <text:p>We would encourage you to remove/add/change Lists to better match your process. For example, you may not have a strict 'Code Review' step as part of your team's process so could remove or rename that List. </text:p>
            <text:p/>
            <text:p>You could just have a single 'Doing' List which covers everything between Sprint Backlog and Done. However, breaking out your process into the individual steps makes it easier for people to see where each Card is. With a single List it may not be obvious a Card is ready for Code Review or Test, but with individual Lists for each step the team can more easily self organise to tackle the work.</text:p>
            <text:p/>
            <text:p>## Completed Lists</text:p>
            <text:p/>
            <text:p>![Done this Sprint](https://app.getcorrello.com/public/images/imagesfortemplates/done_this_sprint.png)</text:p>
            <text:p/>
            <text:p>This Board starts with just one Done list, for Cards completed in the current sprint. When you start your first sprint change the List name to include the dates of the sprint. </text:p>
            <text:p/>
            <text:p>Although there are various ways you could manage your completed Cards we suggest you **create a new Done List for each sprint** to the left of the previous Done list. This is a nice simple way to keep track of what was done when. As Lists become less relevant you can archive them to keep the Board clear.</text:p>
            <text:p/>
            <text:p># Labels</text:p>
            <text:p/>
            <text:p>![Labels](https://app.getcorrello.com/public/images/imagesfortemplates/scrum_doing_lists.png)</text:p>
            <text:p/>
            <text:p>We have added just 3 Labels, if you need to add a lot of additional Labels to your Cards we would recommend using the [Custom Fields Power-Up](https://trello.com/power-ups/56d5e249a98895a9797bebb9/custom-fields) to set up Drop Down fields.</text:p>
            <text:p/>
            <text:p>## Blocked</text:p>
            <text:p/>
            <text:p>Used for Cards which are blocked. Press `3` when hovering over a Card to add/remove this Label</text:p>
            <text:p/>
            <text:p>Using a Label for blocked Cards rather than a List allows you to see where in the process your Cards are getting blocked.</text:p>
            <text:p/>
            <text:p>## Expedite</text:p>
            <text:p/>
            <text:p>This may or may not be useful for your team. If you have the notion of tasks which need more rapid progress through the Board then use this Label. This makes it clear on the front of every Card that it needs to be the next thing worked on at every step.  Press `1` when hovering over a Card to add/remove this Label</text:p>
            <text:p/>
            <text:p>## Bug</text:p>
            <text:p/>
            <text:p>Used for Bugs. Press `4` when hovering over a Card to add/remove this Label</text:p>
            <text:p/>
            <text:p># Template Card</text:p>
            <text:p/>
            <text:p>We have also added a **Template Card** to this Board. Template Cards let you define some elements of your Cards you want to reuse often. In this case we have added checklists for the Definition of Done and the Definition of Ready. If you want more details on either of those check out the **About this Board** section on the right hand Board menu.</text:p>
            <text:p/>
            <text:p>We have started with nothing in your Definition of Done and Ready, these should be created in collaboration with the team.</text:p>
            <text:p/>
            <text:p>To create new Cards from your template Card you can use the **create from template** button on the bottom of your Lists</text:p>
            <text:p/>
            <text:p>![Create from Template](https://app.getcorrello.com/public/images/imagesfortemplates/create_from_template.png)</text:p>
          </table:table-cell>
          <table:table-cell table:number-columns-repeated="4"/>
          <table:table-cell table:style-name="ce13" office:value-type="float" office:value="3" calcext:value-type="float">
            <text:p>3</text:p>
          </table:table-cell>
          <table:table-cell table:style-name="ce13" office:value-type="string" calcext:value-type="string">
            <text:p>https://trello.com/c/sRhJ5q8B</text:p>
          </table:table-cell>
          <table:table-cell table:number-columns-repeated="1015"/>
        </table:table-row>
        <table:table-row table:style-name="ro1">
          <table:table-cell table:style-name="ce13" office:value-type="string" calcext:value-type="string">
            <text:p>[archived] How to use this Board</text:p>
          </table:table-cell>
          <table:table-cell table:style-name="ce13" office:value-type="string" calcext:value-type="string">
            <text:p>Meet the Power-Ups</text:p>
          </table:table-cell>
          <table:table-cell table:style-name="ce13" office:value-type="string" calcext:value-type="string">
            <text:p>We've added a few different Power-Ups you might want to consider using on this Board. </text:p>
            <text:p/>
            <text:p>Below we introduce each Power-Up and show you how to **get started** with each one.</text:p>
            <text:p/>
            <text:p># Corrello - For Burndowns, Velocity and other Charts/Metrics</text:p>
            <text:p/>
            <text:p>**Price:** $5/member monthly (2 week Free Trial)</text:p>
            <text:p/>
            <text:p>[Corrello](https://getcorrello.com/?utm_source=trello&amp;utm_medium=template&amp;utm_campaign=scrum_board) adds Charts and Metrics for Scrum Teams using Trello. The key chart this wil add for your team is the Burndown Chart, but it is worth investigating some of the others as well.</text:p>
            <text:p/>
            <text:p>[![Corrello Burndown for Trello](https://app.getcorrello.com/public/images/explainers/burndown-what-is.png)](https://getcorrello.com/?utm_source=trello&amp;utm_medium=template&amp;utm_campaign=scrum_board)</text:p>
            <text:p/>
            <text:p/>
            <text:p>## Getting started</text:p>
            <text:p/>
            <text:p>Simply Click on the **Corrello** button on the top right of this Board and set up your free trial. Create a new dashboard for this Board and you will start seeing all the charts and metrics a Scrum team could want as well as daily email (and Slack) updates.</text:p>
            <text:p/>
            <text:p># Agile Tools - For Story Points</text:p>
            <text:p/>
            <text:p>**Price:** FREE</text:p>
            <text:p/>
            <text:p>If your team are using Story Points then the Free [Agile Tools](https://trello.com/power-ups/59d4ef8cfea15a55b0086614/agile-tools-by-corrello) Power-Up is the simplest way to add them. Story Points from Agile Tools are fully integrated with Corrello Dashbaords.</text:p>
            <text:p/>
            <text:p>## Getting started</text:p>
            <text:p/>
            <text:p>Click on the 'Get started with Agile Tools' button on top of this Board to get started</text:p>
            <text:p/>
            <text:p>[![Agile Story Points](https://app.getcorrello.com/public/images/imagesfortemplates/list_points.png)](https://getcorrello.com/AgileTools/?utm_source=trello&amp;utm_medium=template&amp;utm_campaign=scrum_board)</text:p>
            <text:p/>
            <text:p/>
            <text:p># Github - For... Github!</text:p>
            <text:p/>
            <text:p>**Price:** FREE</text:p>
            <text:p/>
            <text:p>The [Github](https://github.com/) Power-Up lets you attach pull requests, issues, branches, and more directly to their respective Cards.</text:p>
            <text:p/>
            <text:p>![Github Pup](https://github.trello.services/images/screenshots/GitHub_2.jpg)</text:p>
            <text:p/>
            <text:p>## Getting started</text:p>
            <text:p/>
            <text:p>Click on the Github button on the Back of any Card to attach PRs and etc to it.</text:p>
          </table:table-cell>
          <table:table-cell table:number-columns-repeated="4"/>
          <table:table-cell table:style-name="ce13" office:value-type="float" office:value="2" calcext:value-type="float">
            <text:p>2</text:p>
          </table:table-cell>
          <table:table-cell table:style-name="ce13" office:value-type="string" calcext:value-type="string">
            <text:p>https://trello.com/c/B1THdhoo</text:p>
          </table:table-cell>
          <table:table-cell table:number-columns-repeated="1015"/>
        </table:table-row>
        <table:table-row table:style-name="ro1">
          <table:table-cell table:style-name="ce13" office:value-type="string" calcext:value-type="string">
            <text:p>[archived] How to use this Board</text:p>
          </table:table-cell>
          <table:table-cell table:style-name="ce13" office:value-type="string" calcext:value-type="string">
            <text:p>Card with DoR and DoD</text:p>
          </table:table-cell>
          <table:table-cell table:number-columns-repeated="5"/>
          <table:table-cell table:style-name="ce13" office:value-type="float" office:value="13" calcext:value-type="float">
            <text:p>13</text:p>
          </table:table-cell>
          <table:table-cell table:style-name="ce13" office:value-type="string" calcext:value-type="string">
            <text:p>https://trello.com/c/jcHvqxXx</text:p>
          </table:table-cell>
          <table:table-cell table:number-columns-repeated="1015"/>
        </table:table-row>
        <table:table-row table:style-name="ro1">
          <table:table-cell table:style-name="ce13" office:value-type="string" calcext:value-type="string">
            <text:p>Backlog</text:p>
          </table:table-cell>
          <table:table-cell table:style-name="ce13" office:value-type="string" calcext:value-type="string">
            <text:p>[archived] 🤞 This Card is todo - but the team is not committed to completing it yet</text:p>
          </table:table-cell>
          <table:table-cell table:style-name="ce13" office:value-type="string" calcext:value-type="string">
            <text:p>Cards in the Backlog List need to be done but are not yet committed to be worked on by the team.</text:p>
          </table:table-cell>
          <table:table-cell table:number-columns-repeated="4"/>
          <table:table-cell table:style-name="ce13" office:value-type="float" office:value="8" calcext:value-type="float">
            <text:p>8</text:p>
          </table:table-cell>
          <table:table-cell table:style-name="ce13" office:value-type="string" calcext:value-type="string">
            <text:p>https://trello.com/c/GJDCsAHw</text:p>
          </table:table-cell>
          <table:table-cell table:number-columns-repeated="1015"/>
        </table:table-row>
        <table:table-row table:style-name="ro1">
          <table:table-cell table:style-name="ce13" office:value-type="string" calcext:value-type="string">
            <text:p>Casi d'uso 1</text:p>
          </table:table-cell>
          <table:table-cell table:style-name="ce13" office:value-type="string" calcext:value-type="string">
            <text:p>[archived] 👍 This Card is todo - in the next Sprint</text:p>
          </table:table-cell>
          <table:table-cell table:style-name="ce13" office:value-type="string" calcext:value-type="string">
            <text:p>This Card is hoped to be included in the next Sprint.</text:p>
          </table:table-cell>
          <table:table-cell table:number-columns-repeated="4"/>
          <table:table-cell table:style-name="ce13" office:value-type="float" office:value="11" calcext:value-type="float">
            <text:p>11</text:p>
          </table:table-cell>
          <table:table-cell table:style-name="ce13" office:value-type="string" calcext:value-type="string">
            <text:p>https://trello.com/c/3tY7mIJa</text:p>
          </table:table-cell>
          <table:table-cell table:number-columns-repeated="1015"/>
        </table:table-row>
        <table:table-row table:style-name="ro1">
          <table:table-cell table:style-name="ce13" office:value-type="string" calcext:value-type="string">
            <text:p>Casi d'uso 1</text:p>
          </table:table-cell>
          <table:table-cell table:style-name="ce13" office:value-type="string" calcext:value-type="string">
            <text:p>[archived] Sistema del Catalogo nazionale</text:p>
          </table:table-cell>
          <table:table-cell table:number-columns-repeated="4"/>
          <table:table-cell table:style-name="ce13" office:value-type="string" calcext:value-type="string">
            <text:p>Attori</text:p>
          </table:table-cell>
          <table:table-cell table:style-name="ce13" office:value-type="float" office:value="16" calcext:value-type="float">
            <text:p>16</text:p>
          </table:table-cell>
          <table:table-cell table:style-name="ce13" office:value-type="string" calcext:value-type="string">
            <text:p>https://trello.com/c/rW6Wml0Q</text:p>
          </table:table-cell>
          <table:table-cell table:number-columns-repeated="1015"/>
        </table:table-row>
        <table:table-row table:style-name="ro1">
          <table:table-cell table:style-name="ce13" office:value-type="string" calcext:value-type="string">
            <text:p>[archived] Sprint Backlog</text:p>
          </table:table-cell>
          <table:table-cell table:style-name="ce13" office:value-type="string" calcext:value-type="string">
            <text:p>[archived] Sprint Goal: -INSERT SPRINT GOAL HERE-</text:p>
          </table:table-cell>
          <table:table-cell table:number-columns-repeated="5"/>
          <table:table-cell table:style-name="ce13" office:value-type="float" office:value="10" calcext:value-type="float">
            <text:p>10</text:p>
          </table:table-cell>
          <table:table-cell table:style-name="ce13" office:value-type="string" calcext:value-type="string">
            <text:p>https://trello.com/c/bohXmahj</text:p>
          </table:table-cell>
          <table:table-cell table:number-columns-repeated="1015"/>
        </table:table-row>
        <table:table-row table:style-name="ro1">
          <table:table-cell table:style-name="ce13" office:value-type="string" calcext:value-type="string">
            <text:p>[archived] Sprint Backlog</text:p>
          </table:table-cell>
          <table:table-cell table:style-name="ce13" office:value-type="string" calcext:value-type="string">
            <text:p>[archived] 👍 This Card is todo - in the Current Sprint</text:p>
          </table:table-cell>
          <table:table-cell table:style-name="ce13" office:value-type="string" calcext:value-type="string">
            <text:p>This Card is part of the Current Sprint. The Plan is to complete all Cards in this List by the end of the Sprint.</text:p>
          </table:table-cell>
          <table:table-cell table:number-columns-repeated="4"/>
          <table:table-cell table:style-name="ce13" office:value-type="float" office:value="9" calcext:value-type="float">
            <text:p>9</text:p>
          </table:table-cell>
          <table:table-cell table:style-name="ce13" office:value-type="string" calcext:value-type="string">
            <text:p>https://trello.com/c/D9n3rKuX</text:p>
          </table:table-cell>
          <table:table-cell table:number-columns-repeated="1015"/>
        </table:table-row>
        <table:table-row table:style-name="ro1">
          <table:table-cell table:style-name="ce13" office:value-type="string" calcext:value-type="string">
            <text:p>Caso d'uso 3</text:p>
          </table:table-cell>
          <table:table-cell table:style-name="ce13" office:value-type="string" calcext:value-type="string">
            <text:p>[archived] 4)</text:p>
          </table:table-cell>
          <table:table-cell table:number-columns-repeated="5"/>
          <table:table-cell table:style-name="ce13" office:value-type="float" office:value="38" calcext:value-type="float">
            <text:p>38</text:p>
          </table:table-cell>
          <table:table-cell table:style-name="ce13" office:value-type="string" calcext:value-type="string">
            <text:p>https://trello.com/c/GdWWxezA</text:p>
          </table:table-cell>
          <table:table-cell table:number-columns-repeated="1015"/>
        </table:table-row>
        <table:table-row table:style-name="ro1">
          <table:table-cell table:style-name="ce13" office:value-type="string" calcext:value-type="string">
            <text:p>[archived] Dev</text:p>
          </table:table-cell>
          <table:table-cell table:style-name="ce13" office:value-type="string" calcext:value-type="string">
            <text:p>[archived] 🛑 This Card is blocked!</text:p>
          </table:table-cell>
          <table:table-cell table:style-name="ce13" office:value-type="string" calcext:value-type="string">
            <text:p>Press `3` when a Card is open, or when hovering your mouse over it to add the Blocked label</text:p>
          </table:table-cell>
          <table:table-cell table:number-columns-repeated="3"/>
          <table:table-cell table:style-name="ce13" office:value-type="string" calcext:value-type="string">
            <text:p>Attori</text:p>
          </table:table-cell>
          <table:table-cell table:style-name="ce13" office:value-type="float" office:value="7" calcext:value-type="float">
            <text:p>7</text:p>
          </table:table-cell>
          <table:table-cell table:style-name="ce13" office:value-type="string" calcext:value-type="string">
            <text:p>https://trello.com/c/npjmIkji</text:p>
          </table:table-cell>
          <table:table-cell table:number-columns-repeated="1015"/>
        </table:table-row>
        <table:table-row table:style-name="ro1">
          <table:table-cell table:style-name="ce13" office:value-type="string" calcext:value-type="string">
            <text:p>[archived] Code Review</text:p>
          </table:table-cell>
          <table:table-cell table:style-name="ce13" office:value-type="string" calcext:value-type="string">
            <text:p>[archived] 🐛 This Card is a Bug</text:p>
          </table:table-cell>
          <table:table-cell table:style-name="ce13" office:value-type="string" calcext:value-type="string">
            <text:p>Press `4` when a Card is open, or when hovering your mouse over it to add the Bug label</text:p>
          </table:table-cell>
          <table:table-cell table:number-columns-repeated="3"/>
          <table:table-cell table:style-name="ce13" office:value-type="string" calcext:value-type="string">
            <text:p>Bug</text:p>
          </table:table-cell>
          <table:table-cell table:style-name="ce13" office:value-type="float" office:value="5" calcext:value-type="float">
            <text:p>5</text:p>
          </table:table-cell>
          <table:table-cell table:style-name="ce13" office:value-type="string" calcext:value-type="string">
            <text:p>https://trello.com/c/dfpO4KPV</text:p>
          </table:table-cell>
          <table:table-cell table:number-columns-repeated="1015"/>
        </table:table-row>
        <table:table-row table:style-name="ro1">
          <table:table-cell table:style-name="ce13" office:value-type="string" calcext:value-type="string">
            <text:p>[archived] Testing</text:p>
          </table:table-cell>
          <table:table-cell table:style-name="ce13" office:value-type="string" calcext:value-type="string">
            <text:p>🏃 This Card needs to be expedited</text:p>
          </table:table-cell>
          <table:table-cell table:style-name="ce13" office:value-type="string" calcext:value-type="string">
            <text:p>Press `1` when a Card is open, or when hovering your mouse over it to add the Expedite label</text:p>
          </table:table-cell>
          <table:table-cell table:number-columns-repeated="4"/>
          <table:table-cell table:style-name="ce13" office:value-type="float" office:value="6" calcext:value-type="float">
            <text:p>6</text:p>
          </table:table-cell>
          <table:table-cell table:style-name="ce13" office:value-type="string" calcext:value-type="string">
            <text:p>https://trello.com/c/3tJM42Gm</text:p>
          </table:table-cell>
          <table:table-cell table:number-columns-repeated="1015"/>
        </table:table-row>
        <table:table-row table:style-name="ro1">
          <table:table-cell table:style-name="ce13" office:value-type="string" calcext:value-type="string">
            <text:p>[archived] Done Sprint DATE - DATE 🎉</text:p>
          </table:table-cell>
          <table:table-cell table:style-name="ce13" office:value-type="string" calcext:value-type="string">
            <text:p>I am a Card completed in the Current Sprint</text:p>
          </table:table-cell>
          <table:table-cell table:number-columns-repeated="5"/>
          <table:table-cell table:style-name="ce13" office:value-type="float" office:value="4" calcext:value-type="float">
            <text:p>4</text:p>
          </table:table-cell>
          <table:table-cell table:style-name="ce13" office:value-type="string" calcext:value-type="string">
            <text:p>https://trello.com/c/yCCuhXNp</text:p>
          </table:table-cell>
          <table:table-cell table:number-columns-repeated="1015"/>
        </table:table-row>
        <table:table-row table:style-name="ro1" table:number-rows-repeated="98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getto_20_4" style:display-name="PageStyle_Progetto 4" style:page-layout-name="Mpm3">
      <style:header style:display="false"/>
      <style:header-left style:display="false"/>
      <style:footer style:display="false"/>
      <style:footer-left style:display="false"/>
    </style:master-page>
    <style:master-page style:name="PageStyle_5f_Archived_20_Progetto_20_4" style:display-name="PageStyle_Archived Progetto 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02" meta:object-count="0"/>
    <meta:generator>LibreOfficeDev/6.0.5.2$Linux_X86_64 LibreOffice_project/</meta:generator>
  </office:meta>
</office:document-meta>
</file>